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Standard">
      <style:text-properties officeooo:rsid="0013bdf9" officeooo:paragraph-rsid="0013bdf9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text-properties officeooo:rsid="001597c6" officeooo:paragraph-rsid="001597c6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apply-filter="true" form:enctype="multipart/formdata" form:method="post" form:control-implementation="ooo:com.sun.star.form.component.Form" office:target-frame="" xlink:href="https://elearning.uab.pt/mod/quiz/processattempt.php?cmid=1250878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elo caso teste 33 interpretou-se que a regra de ter que haver tratamentos antes dos relatorios aplicava-se apenas para “relatorios aqualins”, uma vez que ele mostra o resultado de “camaras” antes de “tratamentos</text:p>
      <text:p text:style-name="P3"/>
      <text:p text:style-name="P5">a partir do enunciado “Caso não existam Aqualins tratados, retornar 0 nestes indicadores.” e do caso de teste 36, decidiu-se controlar caso o comando “# tratamentos” ja tinha sido usado uma vez no programa. Assim, caso este comando tenha sido usado e posteriormente o usuario tenha adicionado novos aqualins ou camaras, mas não tenha corrido “# tratamentos”, os indicadores funcionam na mesma. Não ficou claro se blablabla</text:p>
      <text:section text:style-name="Sect1" text:name="page-wrapper">
        <text:section text:style-name="Sect1" text:name="page">
          <text:p text:style-name="P4"/>
          <text:section text:style-name="Sect1" text:name="topofscroll">
            <text:p text:style-name="P4"/>
            <text:section text:style-name="Sect1" text:name="page-content">
              <text:p text:style-name="P4"/>
              <text:section text:style-name="Sect1" text:name="region-main-box">
                <text:p text:style-name="P4"/>
                <text:section text:style-name="Sect1" text:name="region-main">
                  <text:p text:style-name="P4"/>
                  <text:section text:style-name="Sect1" text:name="yui_3_18_1_1_1768668710327_252">
                    <text:p text:style-name="P4"/>
                    <text:section text:style-name="Sect1" text:name="yui_3_18_1_1_1768668710327_248">
                      <text:p text:style-name="P4"/>
                      <text:section text:style-name="Sect1" text:name="question-688836-1">
                        <text:p text:style-name="P4"/>
                        <text:section text:style-name="Sect1" text:name="yui_3_18_1_1_1768668710327_247">
                          <text:p text:style-name="P4"/>
                          <text:section text:style-name="Sect1" text:name="yui_3_18_1_1_1768668710327_246">
                            <text:p text:style-name="P4"/>
                            <text:section text:style-name="Sect1" text:name="yui_3_18_1_1_1768668710327_245">
                              <text:p text:style-name="P1"><text:bookmark text:name="vpl_result_q5119927"/><text:bookmark text:name="yui_3_18_1_1_1768668710327_402"/>-Test 36: 36 (-0.025)</text:p>
                              <text:p text:style-name="Preformatted_20_Text">Incorrect program output</text:p>
                              <text:p text:style-name="Preformatted_20_Text"><text:s/>--- Input ---</text:p>
                              <text:p text:style-name="Preformatted_20_Text">&gt;# Talun-Solmar</text:p>
                              <text:p text:style-name="Preformatted_20_Text">&gt;# Brakor-Orvian</text:p>
                              <text:p text:style-name="Preformatted_20_Text">&gt;# Selmin-Tirel 12 0</text:p>
                              <text:p text:style-name="Preformatted_20_Text">&gt;# Voril-Mireth 10 500</text:p>
                              <text:p text:style-name="Preformatted_20_Text">&gt;# relatorio aqualins</text:p>
                              <text:p text:style-name="Preformatted_20_Text">&gt;# indicador espera</text:p>
                              <text:p text:style-name="Preformatted_20_Text">&gt;# indicador trabalho</text:p>
                              <text:p text:style-name="Preformatted_20_Text">&gt;# indicador salvos</text:p>
                              <text:p text:style-name="Preformatted_20_Text">&gt;# tratamentos</text:p>
                              <text:p text:style-name="Preformatted_20_Text">&gt;# relatorio aqualins</text:p>
                              <text:p text:style-name="Preformatted_20_Text">&gt;# relatorio camaras</text:p>
                              <text:p text:style-name="Preformatted_20_Text">&gt;# indicador espera</text:p>
                              <text:p text:style-name="Preformatted_20_Text">&gt;# indicador trabalho</text:p>
                              <text:p text:style-name="Preformatted_20_Text">&gt;# indicador salvos</text:p>
                              <text:p text:style-name="Preformatted_20_Text">&gt;#</text:p>
                              <text:p text:style-name="Preformatted_20_Text">&gt;</text:p>
                              <text:p text:style-name="Preformatted_20_Text"/>
                              <text:p text:style-name="Preformatted_20_Text"><text:s/>--- Program output ---</text:p>
                              <text:p text:style-name="Preformatted_20_Text">&gt;0</text:p>
                              <text:p text:style-name="Preformatted_20_Text">&gt;-500</text:p>
                              <text:p text:style-name="Preformatted_20_Text">&gt;2</text:p>
                              <text:p text:style-name="Preformatted_20_Text">&gt;Altas:</text:p>
                              <text:p text:style-name="Preformatted_20_Text">&gt;- primeira: Selmin-Tirel 12 0 0 1249</text:p>
                              <text:p text:style-name="Preformatted_20_Text">&gt;- ultima: Voril-Mireth 10 500 0 2849</text:p>
                              <text:p text:style-name="Preformatted_20_Text">&gt;Selmin-Tirel 12 0 0 alta:1249</text:p>
                              <text:p text:style-name="Preformatted_20_Text">&gt;Voril-Mireth 10 500 0 alta:2849</text:p>
                              <text:p text:style-name="Preformatted_20_Text">&gt;Talun-Solmar:</text:p>
                              <text:p text:style-name="Preformatted_20_Text">&gt;- Selmin-Tirel 12 0 1249</text:p>
                              <text:p text:style-name="Preformatted_20_Text">&gt;Brakor-Orvian:</text:p>
                              <text:p text:style-name="Preformatted_20_Text">&gt;- Voril-Mireth 10 500 2849</text:p>
                              <text:p text:style-name="Preformatted_20_Text">&gt;0</text:p>
                              <text:p text:style-name="Preformatted_20_Text">&gt;3598</text:p>
                              <text:p text:style-name="Preformatted_20_Text">&gt;2</text:p>
                              <text:p text:style-name="Preformatted_20_Text"/>
                              <text:p text:style-name="Preformatted_20_Text"><text:s/>--- Expected output (text)---</text:p>
                              <text:p text:style-name="Preformatted_20_Text">&gt;0</text:p>
                              <text:p text:style-name="Preformatted_20_Text">&gt;0</text:p>
                              <text:p text:style-name="Preformatted_20_Text">&gt;0</text:p>
                              <text:p text:style-name="Preformatted_20_Text"><text:soft-page-break/>&gt;Altas:</text:p>
                              <text:p text:style-name="Preformatted_20_Text">&gt;- primeira: Selmin-Tirel 12 0 0 1249</text:p>
                              <text:p text:style-name="Preformatted_20_Text">&gt;- ultima: Voril-Mireth 10 500 0 2849</text:p>
                              <text:p text:style-name="Preformatted_20_Text">&gt;Selmin-Tirel 12 0 0 alta:1249</text:p>
                              <text:p text:style-name="Preformatted_20_Text">&gt;Voril-Mireth 10 500 0 alta:2849</text:p>
                              <text:p text:style-name="Preformatted_20_Text">&gt;Talun-Solmar:</text:p>
                              <text:p text:style-name="Preformatted_20_Text">&gt;- Selmin-Tirel 12 0 1249</text:p>
                              <text:p text:style-name="Preformatted_20_Text">&gt;Brakor-Orvian:</text:p>
                              <text:p text:style-name="Preformatted_20_Text">&gt;- Voril-Mireth 10 500 2849</text:p>
                              <text:p text:style-name="Preformatted_20_Text">&gt;0</text:p>
                              <text:p text:style-name="Preformatted_20_Text">&gt;3598</text:p>
                              <text:p text:style-name="Preformatted_20_Text">&gt;2</text:p>
                              <text:p text:style-name="Preformatted_20_Text"/>
                              <text:p text:style-name="Preformatted_20_Text">-Summary of tests</text:p>
                              <text:p text:style-name="Preformatted_20_Text">&gt;+------------------------------+</text:p>
                              <text:p text:style-name="Preformatted_20_Text">&gt;| 40 tests run/39 tests passed |</text:p>
                              <text:p text:style-name="P2">&gt;+------------------------------+</text:p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  <text:section text:style-name="Sect1" text:name="drawer-696bbe25eda06696bbe2546b2b7">
          <text:p text:style-name="P4"/>
          <text:section text:style-name="Sect1" text:name="message-drawer-696bbe25eda06696bbe2546b2b7">
            <text:p text:style-name="P6"/>
            <text:section text:style-name="Sect1" text:name="message-drawer-view-overview-container-696bbe25eda06696bbe2546b2b7">
              <text:p text:style-name="P6"/>
              <text:section text:style-name="Sect1" text:name="view-overview-favourites-toggle">
                <text:p text:style-name="P6"/>
              </text:section>
              <text:section text:style-name="Sect1" text:name="view-overview-group-messages-toggle">
                <text:p text:style-name="P6"/>
              </text:section>
              <text:section text:style-name="Sect1" text:name="view-overview-messages-toggle">
                <text:p text:style-name="P6"/>
              </text:section>
            </text:section>
          </text:section>
        </text:section>
      </text:section>
      <text:section text:style-name="Sect1" text:name="yui3-css-stamp">
        <text:p text:style-name="P4"/>
      </text:section>
      <text:section text:style-name="Sect1" text:name="yui_3_18_1_1_1768668710327_305">
        <text:p text:style-name="P4"/>
      </text:section>
      <text:p text:style-name="Standard">Abrir índice da disciplina</text:p>
      <text:p text:style-name="Standard">Abrir painel dos blocos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7T16:46:07.258434950</meta:creation-date>
    <dc:date>2026-01-17T19:53:30.358471731</dc:date>
    <meta:editing-duration>PT9M20S</meta:editing-duration>
    <meta:editing-cycles>1</meta:editing-cycles>
    <meta:document-statistic meta:table-count="0" meta:image-count="0" meta:object-count="0" meta:page-count="2" meta:paragraph-count="59" meta:word-count="269" meta:character-count="1662" meta:non-whitespace-character-count="1451"/>
    <meta:generator>LibreOffice/24.2.7.2$Linux_X86_64 LibreOffice_project/420$Build-2</meta:generator>
  </office:meta>
</office:document-meta>
</file>